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 style:parent-style-name="Graphics">
      <style:graphic-properties draw:fill="none" fo:clip="rect(2.36412in 4.38989in 3.38748in 14.17168in)" draw:stroke="non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2" style:parent-style-name="Graphics">
      <style:graphic-properties draw:fill="none" fo:clip="rect(2.36412in 12.23824in 3.38748in 5.88767in)" draw:stroke="non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70c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7-blank-Leer" presentation:presentation-page-layout-name="Master1-PPL7" draw:id="Slide-256">
        <draw:custom-shape svg:x="0.41501in" svg:y="1.73168in" svg:width="1.4427in" svg:height="0.71569in" draw:id="id63" draw:style-name="a384" draw:name="Richtungspfeil 4">
          <svg:title/>
          <svg:desc/>
          <text:p text:style-name="a383" text:class-names="" text:cond-style-name=""><text:span text:style-name="a381" text:class-names="">GPS</text:span><text:span text:style-name="a3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svg:x="0.41501in" svg:y="2.65842in" svg:width="1.4427in" svg:height="0.71569in" draw:id="id64" draw:style-name="a388" draw:name="Richtungspfeil 5">
          <svg:title/>
          <svg:desc/>
          <text:p text:style-name="a387" text:class-names="" text:cond-style-name=""><text:span text:style-name="a385" text:class-names="">AIS</text:span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svg:x="0.42701in" svg:y="3.60687in" svg:width="1.4427in" svg:height="0.9595in" draw:id="id65" draw:style-name="a394" draw:name="Richtungspfeil 6">
          <svg:title/>
          <svg:desc/>
          <text:p text:style-name="a393" text:class-names="" text:cond-style-name=""><text:span text:style-name="a389" text:class-names="">wind<text:s text:c="1"/></text:span><text:span text:style-name="a390" text:class-names="">sonar</text:span><text:span text:style-name="a391" text:class-names=""><text:s text:c="1"/><text:line-break/>log</text:span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svg:width="4.02451in" svg:height="1.92793in" draw:id="id66" draw:style-name="a397" draw:transform="translate(-2.01225in -0.96396in) rotate(-1.5708) translate(5.50642in 3.69726in)" draw:name="Gleichschenkliges Dreieck 1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23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3.42105in" svg:height="1.92793in" draw:id="id67" draw:style-name="a400" draw:transform="translate(-1.71052in -0.96396in) rotate(-1.5708) translate(3.02528in 3.69388in)" draw:name="Gleichschenkliges Dreieck 20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23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68" draw:style-name="a404" draw:transform="translate(-1.06139in -0.25244in) rotate(-4.71239) translate(4.70887in 3.69107in)" draw:name="Textfeld 14" svg:width="2.12279in" svg:height="0.50488in">
          <draw:text-box>
            <text:p text:style-name="a403" text:class-names="" text:cond-style-name=""><text:span text:style-name="a401" text:class-names="">format</text:span><text:span text:style-name="a402" text:class-names=""/></text:p>
          </draw:text-box>
          <svg:title/>
          <svg:desc/>
        </draw:frame>
        <draw:frame draw:id="id69" draw:style-name="a408" draw:transform="translate(-1.10441in -0.25244in) rotate(-4.71239) translate(2.24833in 3.67636in)" draw:name="Textfeld 13" svg:width="2.20883in" svg:height="0.50488in">
          <draw:text-box>
            <text:p text:style-name="a407" text:class-names="" text:cond-style-name=""><text:span text:style-name="a405" text:class-names="">Interfaces</text:span><text:span text:style-name="a406" text:class-names=""/></text:p>
          </draw:text-box>
          <svg:title/>
          <svg:desc/>
        </draw:frame>
        <draw:frame draw:id="id70" draw:style-name="a428" draw:name="Textfeld 15" svg:x="2.39706in" svg:y="3.12355in" svg:width="1.73577in" svg:height="1.11074in">
          <draw:text-box>
            <text:p text:style-name="a410" text:class-names="" text:cond-style-name=""><text:span text:style-name="a409" text:class-names="">USB</text:span></text:p>
            <text:p text:style-name="a415" text:class-names="" text:cond-style-name=""><text:span text:style-name="a411" text:class-names="">serial</text:span><text:span text:style-name="a412" text:class-names=""><text:s text:c="1"/>(RS485<text:s text:c="1"/></text:span><text:span text:style-name="a413" text:class-names="">etc</text:span><text:span text:style-name="a414" text:class-names="">)</text:span></text:p>
            <text:p text:style-name="a418" text:class-names="" text:cond-style-name=""><text:span text:style-name="a416" text:class-names="">Seatalk</text:span><text:span text:style-name="a417" text:class-names=""><text:s text:c="1"/>1/NG</text:span></text:p>
            <text:p text:style-name="a423" text:class-names="" text:cond-style-name=""><text:span text:style-name="a419" text:class-names="">CANbus</text:span><text:span text:style-name="a420" text:class-names=""><text:s text:c="1"/></text:span><text:span text:style-name="a421" text:class-names="">/NMEA2K</text:span><text:span text:style-name="a422" text:class-names=""/></text:p>
            <text:p text:style-name="a427" text:class-names="" text:cond-style-name=""><text:span text:style-name="a424" text:class-names="">LAN/<text:s text:c="1"/></text:span><text:span text:style-name="a425" text:class-names="">WiFi</text:span><text:span text:style-name="a426" text:class-names=""/></text:p>
          </draw:text-box>
          <svg:title/>
          <svg:desc/>
        </draw:frame>
        <draw:frame draw:id="id71" draw:style-name="a440" draw:name="Textfeld 16" svg:x="4.96131in" svg:y="3.2956in" svg:width="1.22881in" svg:height="0.90879in">
          <draw:text-box>
            <text:p text:style-name="a431" text:class-names="" text:cond-style-name=""><text:span text:style-name="a429" text:class-names="">Seatalk</text:span><text:span text:style-name="a430" text:class-names=""><text:s text:c="1"/>1</text:span></text:p>
            <text:p text:style-name="a434" text:class-names="" text:cond-style-name=""><text:span text:style-name="a432" text:class-names="">Seatalk</text:span><text:span text:style-name="a433" text:class-names=""><text:s text:c="1"/>NG</text:span></text:p>
            <text:p text:style-name="a436" text:class-names="" text:cond-style-name=""><text:span text:style-name="a435" text:class-names="">NMEA0183</text:span></text:p>
            <text:p text:style-name="a439" text:class-names="" text:cond-style-name=""><text:span text:style-name="a437" text:class-names="">NMEA2000</text:span><text:span text:style-name="a438" text:class-names=""/></text:p>
          </draw:text-box>
          <svg:title/>
          <svg:desc/>
        </draw:frame>
        <draw:custom-shape svg:x="4.20951in" svg:y="1.69118in" svg:width="2.69889in" svg:height="4.02451in" draw:id="id72" draw:style-name="a443" draw:name="Chevron 27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8475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custom-shape svg:x="1.69254in" svg:y="1.69118in" svg:width="2.69889in" svg:height="4.02451in" draw:id="id73" draw:style-name="a446" draw:name="Chevron 19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8475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custom-shape svg:width="3.84028in" svg:height="1.09758in" draw:id="id74" draw:style-name="a449" draw:transform="translate(-1.92014in -0.54879in) rotate(-1.5708) translate(9.25588in 3.74909in)" draw:name="Gleichschenkliges Dreieck 28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23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75" draw:style-name="a453" draw:transform="translate(-1.06139in -0.25244in) rotate(-4.71239) translate(8.87938in 3.67883in)" draw:name="Textfeld 29" svg:width="2.12279in" svg:height="0.50488in">
          <draw:text-box>
            <text:p text:style-name="a452" text:class-names="" text:cond-style-name=""><text:span text:style-name="a450" text:class-names="">format</text:span><text:span text:style-name="a451" text:class-names=""/></text:p>
          </draw:text-box>
          <svg:title/>
          <svg:desc/>
        </draw:frame>
        <draw:custom-shape svg:x="8.38003in" svg:y="1.67894in" svg:width="1.66329in" svg:height="4.02451in" draw:id="id76" draw:style-name="a456" draw:name="Chevron 30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8475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custom-shape svg:width="3.97177in" svg:height="1.09758in" draw:id="id77" draw:style-name="a459" draw:transform="translate(-1.98588in -0.54879in) rotate(-1.5708) translate(10.76069in 3.71756in)" draw:name="Gleichschenkliges Dreieck 31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23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78" draw:style-name="a463" draw:transform="translate(-1.06139in -0.25244in) rotate(-4.71239) translate(10.38418in 3.67883in)" draw:name="Textfeld 32" svg:width="2.12279in" svg:height="0.50488in">
          <draw:text-box>
            <text:p text:style-name="a462" text:class-names="" text:cond-style-name=""><text:span text:style-name="a460" text:class-names="">Interface</text:span><text:span text:style-name="a461" text:class-names=""/></text:p>
          </draw:text-box>
          <svg:title/>
          <svg:desc/>
        </draw:frame>
        <draw:custom-shape svg:x="9.88483in" svg:y="1.67893in" svg:width="1.66329in" svg:height="4.02451in" draw:id="id79" draw:style-name="a466" draw:name="Chevron 3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8475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custom-shape svg:x="6.98509in" svg:y="1.67893in" svg:width="1.34043in" svg:height="4.02451in" draw:id="id80" draw:style-name="a470" draw:name="Abgerundetes Rechteck 35">
          <svg:title/>
          <svg:desc/>
          <text:p text:style-name="a469" text:class-names="" text:cond-style-name=""><text:span text:style-name="a467" text:class-names="">AvNav</text:span><text:span text:style-name="a4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1.7167in" svg:y="3.31852in" svg:width="1.4427in" svg:height="0.71569in" draw:id="id81" draw:style-name="a474" draw:name="Richtungspfeil 36">
          <svg:title/>
          <svg:desc/>
          <text:p text:style-name="a473" text:class-names="" text:cond-style-name=""><text:span text:style-name="a471" text:class-names="">Autopilot</text:span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id="id82" draw:style-name="a487" draw:name="Textfeld 37" svg:x="0.39835in" svg:y="0.26231in" svg:width="4.03429in" svg:height="0.40391in">
          <draw:text-box>
            <text:p text:style-name="a486" text:class-names="" text:cond-style-name=""><text:span text:style-name="a475" text:class-names="">Input &amp;<text:s text:c="1"/></text:span><text:span text:style-name="a476" text:class-names="">output</text:span><text:span text:style-name="a477" text:class-names=""><text:s text:c="1"/></text:span><text:span text:style-name="a478" text:class-names="">of</text:span><text:span text:style-name="a479" text:class-names=""><text:s text:c="1"/></text:span><text:span text:style-name="a480" text:class-names="">data</text:span><text:span text:style-name="a481" text:class-names=""><text:s text:c="1"/></text:span><text:span text:style-name="a482" text:class-names="">within</text:span><text:span text:style-name="a483" text:class-names=""><text:s text:c="1"/></text:span><text:span text:style-name="a484" text:class-names="">AvNav</text:span><text:span text:style-name="a485" text:class-names=""/></text:p>
          </draw:text-box>
          <svg:title/>
          <svg:desc/>
        </draw:frame>
        <draw:custom-shape svg:x="0.42701in" svg:y="4.79913in" svg:width="1.4427in" svg:height="0.8701in" draw:id="id83" draw:style-name="a492" draw:name="Richtungspfeil 38">
          <svg:title/>
          <svg:desc/>
          <text:p text:style-name="a491" text:class-names="" text:cond-style-name=""><text:span text:style-name="a488" text:class-names="">Other<text:s text:c="1"/></text:span><text:span text:style-name="a489" text:class-names="">sensors</text:span><text:span text:style-name="a4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id="id84" draw:style-name="a500" draw:name="Textfeld 39" svg:x="9.01872in" svg:y="3.49756in" svg:width="1.10475in" svg:height="0.70684in">
          <draw:text-box>
            <text:p text:style-name="a495" text:class-names="" text:cond-style-name=""><text:span text:style-name="a493" text:class-names="">e.g.<text:s text:c="1"/></text:span><text:span text:style-name="a494" text:class-names=""/></text:p>
            <text:p text:style-name="a497" text:class-names="" text:cond-style-name=""><text:span text:style-name="a496" text:class-names="">NMEA0183</text:span></text:p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5" draw:style-name="a510" draw:name="Textfeld 40" svg:x="10.49861in" svg:y="3.50278in" svg:width="1.10475in" svg:height="0.70684in">
          <draw:text-box>
            <text:p text:style-name="a504" text:class-names="" text:cond-style-name=""><text:span text:style-name="a501" text:class-names="">e</text:span><text:span text:style-name="a502" text:class-names="">.g.<text:s text:c="1"/></text:span><text:span text:style-name="a503" text:class-names=""/></text:p>
            <text:p text:style-name="a507" text:class-names="" text:cond-style-name=""><text:span text:style-name="a505" text:class-names="">WiFi</text:span><text:span text:style-name="a506" text:class-names=""/></text:p>
            <text:p text:style-name="a509" text:class-names="" text:cond-style-name=""><text:span text:style-name="a508" text:class-names=""/></text:p>
          </draw:text-box>
          <svg:title/>
          <svg:desc/>
        </draw:frame>
      </draw:page>
      <draw:page draw:name="Slide2" draw:style-name="a511" draw:master-page-name="Master1-Layout7-blank-Leer" presentation:presentation-page-layout-name="Master1-PPL7" draw:id="Slide-257">
        <draw:custom-shape svg:x="0.41501in" svg:y="1.73168in" svg:width="1.4427in" svg:height="0.71569in" draw:id="id86" draw:style-name="a515" draw:name="Richtungspfeil 4">
          <svg:title/>
          <svg:desc/>
          <text:p text:style-name="a514" text:class-names="" text:cond-style-name=""><text:span text:style-name="a512" text:class-names="">GPS</text:span><text:span text:style-name="a5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svg:x="0.41501in" svg:y="2.65842in" svg:width="1.4427in" svg:height="0.71569in" draw:id="id87" draw:style-name="a519" draw:name="Richtungspfeil 5">
          <svg:title/>
          <svg:desc/>
          <text:p text:style-name="a518" text:class-names="" text:cond-style-name=""><text:span text:style-name="a516" text:class-names="">AIS</text:span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svg:x="0.42701in" svg:y="3.60687in" svg:width="1.4427in" svg:height="0.9595in" draw:id="id88" draw:style-name="a526" draw:name="Richtungspfeil 6">
          <svg:title/>
          <svg:desc/>
          <text:p text:style-name="a525" text:class-names="" text:cond-style-name=""><text:span text:style-name="a520" text:class-names="">w</text:span><text:span text:style-name="a521" text:class-names="">ind<text:s text:c="1"/></text:span><text:span text:style-name="a522" text:class-names="">sonar</text:span><text:span text:style-name="a523" text:class-names=""><text:line-break/> log</text:span><text:span text:style-name="a5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svg:width="3.76471in" svg:height="2.27202in" draw:id="id89" draw:style-name="a529" draw:transform="translate(-1.88235in -1.13601in) rotate(-1.5708) translate(3.20872in 3.71569in)" draw:name="Gleichschenkliges Dreieck 20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4974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90" draw:style-name="a533" draw:transform="translate(-1.10441in -0.25244in) rotate(-4.71239) translate(2.24833in 3.67636in)" draw:name="Textfeld 13" svg:width="2.20883in" svg:height="0.50488in">
          <draw:text-box>
            <text:p text:style-name="a532" text:class-names="" text:cond-style-name=""><text:span text:style-name="a530" text:class-names="">interfaces</text:span><text:span text:style-name="a531" text:class-names=""/></text:p>
          </draw:text-box>
          <svg:title/>
          <svg:desc/>
        </draw:frame>
        <draw:frame draw:id="id91" draw:style-name="a555" draw:name="Textfeld 15" svg:x="2.38714in" svg:y="3.06393in" svg:width="2.03441in" svg:height="1.51465in">
          <draw:text-box>
            <text:p text:style-name="a535" text:class-names="" text:cond-style-name=""><text:span text:style-name="a534" text:class-names="">USB</text:span></text:p>
            <text:p text:style-name="a541" text:class-names="" text:cond-style-name=""><text:span text:style-name="a536" text:class-names="">serial</text:span><text:span text:style-name="a537" text:class-names=""><text:s text:c="1"/></text:span><text:span text:style-name="a538" text:class-names="">(RS485<text:s text:c="1"/></text:span><text:span text:style-name="a539" text:class-names="">etc</text:span><text:span text:style-name="a540" text:class-names="">)</text:span></text:p>
            <text:p text:style-name="a544" text:class-names="" text:cond-style-name=""><text:span text:style-name="a542" text:class-names="">Seatalk</text:span><text:span text:style-name="a543" text:class-names=""><text:s text:c="1"/>1/NG</text:span></text:p>
            <text:p text:style-name="a547" text:class-names="" text:cond-style-name=""><text:span text:style-name="a545" text:class-names="">CANbus</text:span><text:span text:style-name="a546" text:class-names=""><text:s text:c="1"/>/ NMEA2K</text:span></text:p>
            <text:p text:style-name="a551" text:class-names="" text:cond-style-name=""><text:span text:style-name="a548" text:class-names="">LAN/<text:s text:c="1"/></text:span><text:span text:style-name="a549" text:class-names="">WiFi</text:span><text:span text:style-name="a550" text:class-names=""/></text:p>
            <text:p text:style-name="a554" text:class-names="" text:cond-style-name=""><text:span text:style-name="a552" text:class-names="">SignalK</text:span><text:span text:style-name="a553" text:class-names=""/></text:p>
          </draw:text-box>
          <svg:title/>
          <svg:desc/>
        </draw:frame>
        <draw:custom-shape svg:x="1.8784in" svg:y="1.69118in" svg:width="2.91381in" svg:height="4.02451in" draw:id="id92" draw:style-name="a558" draw:name="Chevron 19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8475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custom-shape svg:width="3.97177in" svg:height="2.41732in" draw:id="id93" draw:style-name="a561" draw:transform="translate(-1.98588in -1.20866in) rotate(-1.5708) translate(9.43415in 3.7298in)" draw:name="Gleichschenkliges Dreieck 31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23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94" draw:style-name="a565" draw:transform="translate(-1.06139in -0.25244in) rotate(-4.71239) translate(8.46924in 3.63334in)" draw:name="Textfeld 32" svg:width="2.12279in" svg:height="0.50488in">
          <draw:text-box>
            <text:p text:style-name="a564" text:class-names="" text:cond-style-name=""><text:span text:style-name="a562" text:class-names="">interfaces</text:span><text:span text:style-name="a563" text:class-names=""/></text:p>
          </draw:text-box>
          <svg:title/>
          <svg:desc/>
        </draw:frame>
        <draw:custom-shape svg:x="8.0877in" svg:y="1.69118in" svg:width="2.79376in" svg:height="4.02451in" draw:id="id95" draw:style-name="a568" draw:name="Chevron 33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8475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custom-shape svg:x="11.02793in" svg:y="2.19086in" svg:width="1.78356in" svg:height="0.71569in" draw:id="id96" draw:style-name="a572" draw:name="Richtungspfeil 36">
          <svg:title/>
          <svg:desc/>
          <text:p text:style-name="a571" text:class-names="" text:cond-style-name=""><text:span text:style-name="a569" text:class-names="">Autopilot</text:span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svg:x="0.42701in" svg:y="4.79913in" svg:width="1.4427in" svg:height="0.8701in" draw:id="id97" draw:style-name="a579" draw:name="Richtungspfeil 38">
          <svg:title/>
          <svg:desc/>
          <text:p text:style-name="a578" text:class-names="" text:cond-style-name=""><text:span text:style-name="a573" text:class-names="">other</text:span><text:span text:style-name="a574" text:class-names=""><text:s text:c="1"/></text:span><text:span text:style-name="a575" text:class-names="">s</text:span><text:span text:style-name="a576" text:class-names="">ensors</text:span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id="id98" draw:style-name="a591" draw:name="Textfeld 40" svg:x="8.72169in" svg:y="3.11048in" svg:width="1.10475in" svg:height="1.04342in">
          <draw:text-box>
            <text:p text:style-name="a583" text:class-names="" text:cond-style-name=""><text:span text:style-name="a580" text:class-names="">LAN/<text:s text:c="1"/></text:span><text:span text:style-name="a581" text:class-names="">WiFi</text:span><text:span text:style-name="a582" text:class-names=""/></text:p>
            <text:p text:style-name="a586" text:class-names="" text:cond-style-name=""><text:span text:style-name="a584" text:class-names="">SignalK</text:span><text:span text:style-name="a585" text:class-names=""/></text:p>
            <text:p text:style-name="a590" text:class-names="" text:cond-style-name=""><text:span text:style-name="a587" text:class-names="">CANBus</text:span><text:span text:style-name="a588" text:class-names="">/ NMEA2k</text:span><text:span text:style-name="a589" text:class-names=""/></text:p>
          </draw:text-box>
          <svg:title/>
          <svg:desc/>
        </draw:frame>
        <draw:g draw:name="Gruppieren 7" draw:id="id99">
          <svg:title/>
          <svg:desc/>
          <draw:frame draw:id="id102" draw:style-name="a601" draw:name="Grafik 1" svg:x="6.46263in" svg:y="2.01471in" svg:width="1.06292in" svg:height="3.47059in" style:rel-width="scale" style:rel-height="scale">
            <draw:image xlink:href="media/image1.tmp" xlink:type="simple" xlink:show="embed" xlink:actuate="onLoad"/>
            <svg:title/>
            <svg:desc>AvNavPraesi.pdf - Mozilla Firefox</svg:desc>
          </draw:frame>
          <draw:frame draw:id="id103" draw:style-name="a602" draw:name="Grafik 25" svg:x="5.11161in" svg:y="2.01471in" svg:width="1.35101in" svg:height="3.47059in" style:rel-width="scale" style:rel-height="scale">
            <draw:image xlink:href="media/image1.tmp" xlink:type="simple" xlink:show="embed" xlink:actuate="onLoad"/>
            <svg:title/>
            <svg:desc>AvNavPraesi.pdf - Mozilla Firefox</svg:desc>
          </draw:frame>
          <draw:frame draw:id="id104" draw:style-name="a606" draw:name="Textfeld 2" svg:x="5.67377in" svg:y="1.37519in" svg:width="1.85177in" svg:height="0.63952in">
            <draw:text-box>
              <text:p text:style-name="a605" text:class-names="" text:cond-style-name=""><text:span text:style-name="a603" text:class-names="">AvNav</text:span><text:span text:style-name="a604" text:class-names=""/></text:p>
            </draw:text-box>
            <svg:title/>
            <svg:desc/>
          </draw:frame>
          <draw:custom-shape svg:x="4.96078in" svg:y="1.37519in" svg:width="2.70588in" svg:height="4.43854in" draw:id="id105" draw:style-name="a609" draw:name="Abgerundetes Rechteck 3">
            <svg:title/>
            <svg:desc/>
            <text:p text:style-name="a608" text:class-names="" text:cond-style-name=""><text:span text:style-name="a607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custom-shape svg:x="11.02793in" svg:y="3in" svg:width="2.11913in" svg:height="1.44808in" draw:id="id100" draw:style-name="a595" draw:name="Richtungspfeil 34">
          <svg:title/>
          <svg:desc/>
          <text:p text:style-name="a594" text:class-names="" text:cond-style-name=""><text:span text:style-name="a592" text:class-names="">Webbrowser: Android, IOS, Windows</text:span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svg:x="11.02793in" svg:y="4.56637in" svg:width="1.77487in" svg:height="0.71569in" draw:id="id101" draw:style-name="a600" draw:name="Richtungspfeil 41">
          <svg:title/>
          <svg:desc/>
          <text:p text:style-name="a599" text:class-names="" text:cond-style-name=""><text:span text:style-name="a596" text:class-names="">Other<text:s text:c="1"/></text:span><text:span text:style-name="a597" text:class-names="">APPs<text:s text:c="1"/></text:span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4.04.2021</text:date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4.04.2021</text:date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ormatvorlagen des Textmasters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4.04.2021</text:date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ormatvorlagen des Textmasters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4.04.2021</text:date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ormatvorlagen des Textmasters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ormatvorlagen des Textmasters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4.04.2021</text:date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ormatvorlagen des Textmasters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ormatvorlagen des Textmasters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ormatvorlagen des Textmasters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ormatvorlagen des Textmasters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4.04.2021</text:date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4.04.2021</text:date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4.04.2021</text:date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ormatvorlagen des Textmasters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ormatvorlagen des Textmasters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4.04.2021</text:date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4.04.2021</text:date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ormatvorlagen des Textmasters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4.04.2021</text:date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ormatvorlagen des Textmasters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4.04.2021</text:date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Michael Maaß (IQSH)</meta:initial-creator>
    <dc:creator>owner</dc:creator>
    <meta:creation-date>2021-02-28T15:50:53Z</meta:creation-date>
    <dc:date>2021-05-26T14:13:38Z</dc:date>
    <meta:editing-cycles>10</meta:editing-cycles>
    <meta:editing-duration>PT0S</meta:editing-duration>
    <meta:document-statistic meta:paragraph-count="43" meta:word-count="86"/>
  </office:meta>
</office:document-meta>
</file>